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b8d1" officeooo:paragraph-rsid="000bb8d1"/>
    </style:style>
    <style:style style:name="P2" style:family="paragraph" style:parent-style-name="Standard">
      <style:paragraph-properties fo:text-align="center" style:justify-single-word="false"/>
      <style:text-properties officeooo:rsid="000bb8d1" officeooo:paragraph-rsid="000bb8d1"/>
    </style:style>
    <style:style style:name="P3" style:family="paragraph" style:parent-style-name="Standard">
      <style:paragraph-properties fo:text-align="start" style:justify-single-word="false"/>
      <style:text-properties officeooo:rsid="000bb8d1" officeooo:paragraph-rsid="000bb8d1"/>
    </style:style>
    <style:style style:name="P4" style:family="paragraph" style:parent-style-name="Standard">
      <style:text-properties fo:font-weight="bold" officeooo:rsid="000bb8d1" officeooo:paragraph-rsid="000bb8d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bb8d1" officeooo:paragraph-rsid="000bb8d1" style:font-weight-asian="bold" style:font-weight-complex="bold"/>
    </style:style>
    <style:style style:name="P6" style:family="paragraph" style:parent-style-name="Standard">
      <style:text-properties officeooo:paragraph-rsid="000bb8d1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b8d1" officeooo:paragraph-rsid="000bb8d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bb8d1" officeooo:paragraph-rsid="000bb8d1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UNCIONES Y COMO LLAMARLAS</text:p>
      <text:p text:style-name="P6"/>
      <text:p text:style-name="P2"><draw:frame draw:style-name="fr1" draw:name="Marc1" text:anchor-type="as-char" draw:z-index="0"><draw:text-box fo:min-height="0.499cm" fo:min-width="2cm"><text:p text:style-name="P4"><text:span text:style-name="T1">Declaro funciones</text:span><text:tab/><text:tab/><text:tab/><text:tab/><text:span text:style-name="T1">Llamada desde el main()</text:span></text:p><text:p text:style-name="P1"/><text:p text:style-name="P1">void house (void);<text:tab/><text:tab/><text:tab/><text:tab/>house();</text:p><text:p text:style-name="P1"/><text:p text:style-name="P1">void avuion (int rampa);<text:tab/><text:tab/><text:tab/>avion(rampa);</text:p><text:p text:style-name="P1"/><text:p text:style-name="P1">char frase (void);<text:tab/><text:tab/><text:tab/><text:tab/>c=frase();</text:p><text:p text:style-name="P1"/><text:p text:style-name="P1">float pepino (char c)<text:tab/><text:tab/><text:tab/><text:tab/>n=pepino(c);</text:p><text:p text:style-name="P1"/></draw:text-box></draw:frame></text:p>
      <text:p text:style-name="P5"/>
      <text:p text:style-name="P8">float pepino (char c)</text:p>
      <text:p text:style-name="P3">(1) <text:s text:c="7"/>(2) <text:s text:c="10"/>(3)</text:p>
      <text:p text:style-name="P3"/>
      <text:p text:style-name="P3">(1) El primer campo (en este caso <text:span text:style-name="T3">float</text:span>) nos indica lo que<text:span text:style-name="T2"> retorna</text:span> la función, en este caso un float. Esto nos obliga a poner la instrucción <text:span text:style-name="T2">return</text:span> en la función.</text:p>
      <text:p text:style-name="P3"/>
      <text:p text:style-name="P3">(2) El segundo campo (<text:span text:style-name="T3">pepino</text:span>) es el nombre de la función. Tiene que empezar siempre con un carácter, no puede empezar por número</text:p>
      <text:p text:style-name="P3"/>
      <text:p text:style-name="P3">(3) El tercer campo (<text:span text:style-name="T3">char c)</text:span> nos indica los valores que recibe la función enviados del programa principal, en este caso se le envia una variable de tipo <text:span text:style-name="T3">cha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4:21:08.757000000</meta:creation-date>
    <dc:date>2014-12-16T14:36:05.544000000</dc:date>
    <meta:editing-duration>P0D</meta:editing-duration>
    <meta:editing-cycles>1</meta:editing-cycles>
    <meta:document-statistic meta:table-count="0" meta:image-count="0" meta:object-count="0" meta:page-count="1" meta:paragraph-count="12" meta:word-count="118" meta:character-count="706" meta:non-whitespace-character-count="568"/>
    <meta:generator>LibreOffice/4.2.5.2$Windows_x86 LibreOffice_project/61cb170a04bb1f12e77c884eab9192be736ec5f5</meta:generator>
  </office:meta>
</office:document-meta>
</file>